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Timorasso Bianco frizz Mec L'è?</text:p>
          </table:table-cell>
          <table:table-cell office:value-type="string">
            <text:p>Nebr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15">
            <text:p>15</text:p>
          </table:table-cell>
          <table:table-cell office:value-type="string">
            <text:p>E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umante Arunda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600">
            <text:p>10600</text:p>
          </table:table-cell>
          <table:table-cell office:value-type="float" office:value="4930">
            <text:p>49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uvee GrünVel, Riesl, bacche rosse Kalkspitz Pet Nat Bio</text:p>
          </table:table-cell>
          <table:table-cell office:value-type="string">
            <text:p>Christoph Ho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350">
            <text:p>1350</text:p>
          </table:table-cell>
          <table:table-cell office:value-type="float" office:value="3">
            <text:p>3</text:p>
          </table:table-cell>
          <table:table-cell office:value-type="string">
            <text:p>D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uvee bianco Piwi Petit Boutique Bio</text:p>
          </table:table-cell>
          <table:table-cell office:value-type="string">
            <text:p>Boutique Wine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750">
            <text:p>1750</text:p>
          </table:table-cell>
          <table:table-cell office:value-type="float" office:value="24">
            <text:p>24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Riesling Riserva</text:p>
          </table:table-cell>
          <table:table-cell office:value-type="string">
            <text:p>Famiglia Ro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5400">
            <text:p>5400</text:p>
          </table:table-cell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Riesling Smaragd</text:p>
          </table:table-cell>
          <table:table-cell office:value-type="string">
            <text:p>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3650">
            <text:p>3650</text:p>
          </table:table-cell>
          <table:table-cell office:value-type="float" office:value="1">
            <text:p>1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Riesling Smaragd</text:p>
          </table:table-cell>
          <table:table-cell office:value-type="string">
            <text:p>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800">
            <text:p>9800</text:p>
          </table:table-cell>
          <table:table-cell office:value-type="float" office:value="4750">
            <text:p>4750</text:p>
          </table:table-cell>
          <table:table-cell office:value-type="float" office:value="9">
            <text:p>9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Riesling Marienbur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200">
            <text:p>8200</text:p>
          </table:table-cell>
          <table:table-cell office:value-type="float" office:value="2890">
            <text:p>2890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Riesling Marienbur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Riesling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340">
            <text:p>2340</text:p>
          </table:table-cell>
          <table:table-cell office:value-type="float" office:value="11">
            <text:p>11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Sauvignon Flora Cellar Reserve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600">
            <text:p>8600</text:p>
          </table:table-cell>
          <table:table-cell office:value-type="float" office:value="3370">
            <text:p>3370</text:p>
          </table:table-cell>
          <table:table-cell office:value-type="float" office:value="2">
            <text:p>2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Sauvignon 20-21</text:p>
          </table:table-cell>
          <table:table-cell office:value-type="string">
            <text:p>Roberto Ferrari</text:p>
          </table:table-cell>
          <table:table-cell office:value-type="string">
            <text:p>20-21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Vermentino Foresto</text:p>
          </table:table-cell>
          <table:table-cell office:value-type="string">
            <text:p>La Ric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Weissburgunder Vigneti delle Dolomiti</text:p>
          </table:table-cell>
          <table:table-cell office:value-type="string">
            <text:p>Patrick Ucc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2240">
            <text:p>2240</text:p>
          </table:table-cell>
          <table:table-cell office:value-type="float" office:value="7">
            <text:p>7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mpagne Grand Cru Extra Brut</text:p>
          </table:table-cell>
          <table:table-cell office:value-type="string">
            <text:p>Crete Chamber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600">
            <text:p>9600</text:p>
          </table:table-cell>
          <table:table-cell office:value-type="float" office:value="3900">
            <text:p>39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mpagne Ruinar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3879">
            <text:p>387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mpagne Extra Brut</text:p>
          </table:table-cell>
          <table:table-cell office:value-type="string">
            <text:p>Lucas Cret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2630">
            <text:p>263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umante Phineas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umante Brut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880">
            <text:p>1880</text:p>
          </table:table-cell>
          <table:table-cell office:value-type="float" office:value="60">
            <text:p>6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umante Brut Lamm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2810">
            <text:p>281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umante Bio Poiré Fermier De Normandie</text:p>
          </table:table-cell>
          <table:table-cell office:value-type="string">
            <text:p>Domaine Oliv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690">
            <text:p>6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Cuvee Rot Bio</text:p>
          </table:table-cell>
          <table:table-cell office:value-type="string">
            <text:p>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870">
            <text:p>28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14">
            <text:p>14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Merlot Alto Adige DOC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290">
            <text:p>129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Nerello Mascalese Contrada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3400">
            <text:p>3400</text:p>
          </table:table-cell>
          <table:table-cell office:value-type="float" office:value="6">
            <text:p>6</text:p>
          </table:table-cell>
          <table:table-cell office:value-type="string">
            <text:p>H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Pinot Nero Sepp Hanni 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600">
            <text:p>11600</text:p>
          </table:table-cell>
          <table:table-cell office:value-type="float" office:value="5600">
            <text:p>5600</text:p>
          </table:table-cell>
          <table:table-cell office:value-type="float" office:value="4">
            <text:p>4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Pinot Nero Spatburgunder</text:p>
          </table:table-cell>
          <table:table-cell office:value-type="string">
            <text:p>Salw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2050">
            <text:p>2050</text:p>
          </table:table-cell>
          <table:table-cell office:value-type="float" office:value="23">
            <text:p>23</text:p>
          </table:table-cell>
          <table:table-cell office:value-type="string">
            <text:p>H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600">
            <text:p>9600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Pinot Nero Riserva Thalerhof</text:p>
          </table:table-cell>
          <table:table-cell office:value-type="string">
            <text:p>Maso Thal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800">
            <text:p>88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umante Brut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41000">
            <text:p>41000</text:p>
          </table:table-cell>
          <table:table-cell office:value-type="float" office:value="20520">
            <text:p>205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Callejo Felix</text:p>
          </table:table-cell>
          <table:table-cell office:value-type="string">
            <text:p>Calle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200">
            <text:p>18200</text:p>
          </table:table-cell>
          <table:table-cell office:value-type="float" office:value="8415">
            <text:p>841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bfhs6jkjb2nh5zz4s</text:p>
          </table:table-cell>
          <table:table-cell office:value-type="string">
            <text:p>RED</text:p>
          </table:table-cell>
          <table:table-cell office:value-type="string">
            <text:p>Félix Callejo (Viñedos de la Familia)</text:p>
          </table:table-cell>
          <table:table-cell office:value-type="string">
            <text:p>Callejo</text:p>
          </table:table-cell>
          <table:table-cell office:value-type="float" office:value="42.74971">
            <text:p>42.74971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Tinto Fino Callejo Felix</text:p>
          </table:table-cell>
          <table:table-cell office:value-type="string">
            <text:p>Calle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200">
            <text:p>18200</text:p>
          </table:table-cell>
          <table:table-cell office:value-type="float" office:value="8415">
            <text:p>841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bfhs6jkjb2nh5zz4s</text:p>
          </table:table-cell>
          <table:table-cell office:value-type="string">
            <text:p>RED</text:p>
          </table:table-cell>
          <table:table-cell office:value-type="string">
            <text:p>Félix Callejo (Viñedos de la Familia)</text:p>
          </table:table-cell>
          <table:table-cell office:value-type="string">
            <text:p>Callejo</text:p>
          </table:table-cell>
          <table:table-cell office:value-type="float" office:value="42.74971">
            <text:p>42.749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